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1" table:number-rows-repeated="1048512">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 style:data-style-name="N2" text:time-value="01:45:35.3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07T01:48:07.987000000</dc:date>
    <meta:editing-duration>PT7H15M35S</meta:editing-duration>
    <meta:editing-cycles>219</meta:editing-cycles>
    <meta:document-statistic meta:table-count="1" meta:cell-count="251" meta:object-count="0"/>
  </office:meta>
</office:document-meta>
</file>